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atabase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</text:p>
          </table:table-cell>
          <table:table-cell office:value-type="string">
            <text:p>CODIQUE</text:p>
          </table:table-cell>
          <table:table-cell office:value-type="string">
            <text:p>CODE_SAGES_DE_LA_STRUCTURE_DE_RATTACHEME</text:p>
          </table:table-cell>
          <table:table-cell office:value-type="string">
            <text:p>ADRESSE</text:p>
          </table:table-cell>
          <table:table-cell office:value-type="string">
            <text:p>RIB</text:p>
          </table:table-cell>
          <table:table-cell office:value-type="string">
            <text:p>FRP MEDOC DGE</text:p>
          </table:table-cell>
          <table:table-cell/>
          <table:table-cell/>
        </table:table-row>
        <table:table-row>
          <table:table-cell office:value-type="string">
            <text:p>DR/DFiP DE L'AIN</text:p>
          </table:table-cell>
          <table:table-cell office:value-type="string">
            <text:p>001000</text:p>
          </table:table-cell>
          <table:table-cell office:value-type="string">
            <text:p>010C141101</text:p>
          </table:table-cell>
          <table:table-cell office:value-type="string">
            <text:p>BP 90500 01012 BOURG EN BRESSE CEDEX</text:p>
          </table:table-cell>
          <table:table-cell office:value-type="string">
            <text:p>BDFEFRPPCCT FR35 3000 1002 24A0 1000 0000 063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>
          <table:table-cell office:value-type="string">
            <text:p>DR/DFiP DE L'AISNE</text:p>
          </table:table-cell>
          <table:table-cell office:value-type="string">
            <text:p>002000</text:p>
          </table:table-cell>
          <table:table-cell office:value-type="string">
            <text:p>020C140101</text:p>
          </table:table-cell>
          <table:table-cell office:value-type="string">
            <text:p>28 RUE ST-MARTIN 02025 LAON CEDEX</text:p>
          </table:table-cell>
          <table:table-cell office:value-type="string">
            <text:p>BDFEFRPPCCT FR97 3000 1004 55A0 2000 0000 041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DR/DFiP DE L'ALLIER</text:p>
          </table:table-cell>
          <table:table-cell office:value-type="string">
            <text:p>003000</text:p>
          </table:table-cell>
          <table:table-cell office:value-type="string">
            <text:p>030B140101</text:p>
          </table:table-cell>
          <table:table-cell office:value-type="string">
            <text:p>9 AV VICTOR HUGO B.P. 81609 03016 MOULINS CEDEX</text:p>
          </table:table-cell>
          <table:table-cell office:value-type="string">
            <text:p>BDFEFRPPCCT FR96 3000 1005 78A0 3000 0000 087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DR/DFiP DES ALPES DE HTE-PROVENCE</text:p>
          </table:table-cell>
          <table:table-cell office:value-type="string">
            <text:p>004000</text:p>
          </table:table-cell>
          <table:table-cell office:value-type="string">
            <text:p>040B141100</text:p>
          </table:table-cell>
          <table:table-cell office:value-type="string">
            <text:p>51 AV DU 8 MAI 1945 04017 DIGNE LES BAINS CEDEX</text:p>
          </table:table-cell>
          <table:table-cell office:value-type="string">
            <text:p>BDFEFRPPCCT FR87 3000 1003 27A0 4000 0000 020</text:p>
          </table:table-cell>
          <table:table-cell/>
          <table:table-cell/>
          <table:table-cell/>
        </table:table-row>
        <table:table-row>
          <table:table-cell office:value-type="string">
            <text:p>DR/DFiP DES HAUTES ALPES</text:p>
          </table:table-cell>
          <table:table-cell office:value-type="string">
            <text:p>005000</text:p>
          </table:table-cell>
          <table:table-cell office:value-type="string">
            <text:p>050C140100</text:p>
          </table:table-cell>
          <table:table-cell office:value-type="string">
            <text:p>COURS LADOUCETTE BP104 05007 GAP CEDEX</text:p>
          </table:table-cell>
          <table:table-cell office:value-type="string">
            <text:p>BDFEFRPPCCT FR13 3000 1004 08A0 5000 0000 017</text:p>
          </table:table-cell>
          <table:table-cell/>
          <table:table-cell/>
          <table:table-cell/>
        </table:table-row>
        <table:table-row>
          <table:table-cell office:value-type="string">
            <text:p>DR/DFiP DES ALPES MARITIMES</text:p>
          </table:table-cell>
          <table:table-cell office:value-type="string">
            <text:p>006000</text:p>
          </table:table-cell>
          <table:table-cell office:value-type="string">
            <text:p>060C141101</text:p>
          </table:table-cell>
          <table:table-cell office:value-type="string">
            <text:p>15 BIS RUE DELILLE 06073 NICE CEDEX 1</text:p>
          </table:table-cell>
          <table:table-cell office:value-type="string">
            <text:p>BDFEFRPPCCT FR58 3000 1005 96A0 6000 0000 058</text:p>
          </table:table-cell>
          <table:table-cell/>
          <table:table-cell/>
          <table:table-cell/>
        </table:table-row>
        <table:table-row>
          <table:table-cell office:value-type="string">
            <text:p>DR/DFiP DE L'ARDECHE</text:p>
          </table:table-cell>
          <table:table-cell office:value-type="string">
            <text:p>007000</text:p>
          </table:table-cell>
          <table:table-cell office:value-type="string">
            <text:p>0700A00301</text:p>
          </table:table-cell>
          <table:table-cell office:value-type="string">
            <text:p>11 AV DU VANEL - BP 714 07007 PRIVAS CEDEX</text:p>
          </table:table-cell>
          <table:table-cell office:value-type="string">
            <text:p>BDFEFRPPCCT FR52 3000 1006 55A0 7000 0000 094</text:p>
          </table:table-cell>
          <table:table-cell/>
          <table:table-cell/>
          <table:table-cell/>
        </table:table-row>
        <table:table-row>
          <table:table-cell office:value-type="string">
            <text:p>DR/DFiP DES ARDENNES</text:p>
          </table:table-cell>
          <table:table-cell office:value-type="string">
            <text:p>008000</text:p>
          </table:table-cell>
          <table:table-cell office:value-type="string">
            <text:p>080C140100</text:p>
          </table:table-cell>
          <table:table-cell office:value-type="string">
            <text:p>50 AV. D'ARCHES - CS 60005 08011 CHARLEVILLE MEZIERES</text:p>
          </table:table-cell>
          <table:table-cell office:value-type="string">
            <text:p>BDFEFRPPCCT FR38 3000 1005 34A0 8000 0000 017</text:p>
          </table:table-cell>
          <table:table-cell/>
          <table:table-cell/>
          <table:table-cell/>
        </table:table-row>
        <table:table-row>
          <table:table-cell office:value-type="string">
            <text:p>DR/DFiP DE L'ARIEGE</text:p>
          </table:table-cell>
          <table:table-cell office:value-type="string">
            <text:p>009000</text:p>
          </table:table-cell>
          <table:table-cell office:value-type="string">
            <text:p>090C141101</text:p>
          </table:table-cell>
          <table:table-cell office:value-type="string">
            <text:p>55 CRS GABRIEL FAURE BP30086 09007 FOIX CEDEX</text:p>
          </table:table-cell>
          <table:table-cell office:value-type="string">
            <text:p>BDFEFRPPCCT FR06 3000 1003 96A0 9000 0000 001</text:p>
          </table:table-cell>
          <table:table-cell/>
          <table:table-cell/>
          <table:table-cell/>
        </table:table-row>
        <table:table-row>
          <table:table-cell office:value-type="string">
            <text:p>DR/DFiP DE L'AUBE</text:p>
          </table:table-cell>
          <table:table-cell office:value-type="string">
            <text:p>010000</text:p>
          </table:table-cell>
          <table:table-cell office:value-type="string">
            <text:p>100C142100</text:p>
          </table:table-cell>
          <table:table-cell office:value-type="string">
            <text:p>22 BLD GAMBETTA 10026 TROYES CEDEX</text:p>
          </table:table-cell>
          <table:table-cell office:value-type="string">
            <text:p>BDFEFRPPCCT FR41 3000 1008 44A1 0000 0000 022</text:p>
          </table:table-cell>
          <table:table-cell/>
          <table:table-cell/>
          <table:table-cell/>
        </table:table-row>
        <table:table-row>
          <table:table-cell office:value-type="string">
            <text:p>DR/DFiP DE L'AUDE</text:p>
          </table:table-cell>
          <table:table-cell office:value-type="string">
            <text:p>011000</text:p>
          </table:table-cell>
          <table:table-cell office:value-type="string">
            <text:p>110C141101</text:p>
          </table:table-cell>
          <table:table-cell office:value-type="string">
            <text:p>PLACE GASTON JOURDANNE 11833 CARCASSONNE CEDEX 9</text:p>
          </table:table-cell>
          <table:table-cell office:value-type="string">
            <text:p>BDFEFRPPCCT FR30 3000 1002 57A1 1000 0000 048</text:p>
          </table:table-cell>
          <table:table-cell/>
          <table:table-cell/>
          <table:table-cell/>
        </table:table-row>
        <table:table-row>
          <table:table-cell office:value-type="string">
            <text:p>DR/DFiP DE L'AVEYRON</text:p>
          </table:table-cell>
          <table:table-cell office:value-type="string">
            <text:p>012000</text:p>
          </table:table-cell>
          <table:table-cell office:value-type="string">
            <text:p>120C141100</text:p>
          </table:table-cell>
          <table:table-cell office:value-type="string">
            <text:p>2 PLACE D'ARMES CS 53513 12035 RODEZ CEDEX 09</text:p>
          </table:table-cell>
          <table:table-cell office:value-type="string">
            <text:p>BDFEFRPPCCT FR13 3000 1006 99A1 2000 0000 062</text:p>
          </table:table-cell>
          <table:table-cell/>
          <table:table-cell/>
          <table:table-cell/>
        </table:table-row>
        <table:table-row>
          <table:table-cell office:value-type="string">
            <text:p>DR/DFiP PACA ET BOUCHES DU RHONE</text:p>
          </table:table-cell>
          <table:table-cell office:value-type="string">
            <text:p>013000</text:p>
          </table:table-cell>
          <table:table-cell office:value-type="string">
            <text:p>132C141102</text:p>
          </table:table-cell>
          <table:table-cell office:value-type="string">
            <text:p>16 RUE BORDE 13357 MARSEILLE CEDEX 20</text:p>
          </table:table-cell>
          <table:table-cell office:value-type="string">
            <text:p>BDFEFRPPCCT FR09 3000 1005 12A1 3000 0000 005</text:p>
          </table:table-cell>
          <table:table-cell/>
          <table:table-cell/>
          <table:table-cell/>
        </table:table-row>
        <table:table-row>
          <table:table-cell office:value-type="string">
            <text:p>DR/DFiP CALVADOS</text:p>
          </table:table-cell>
          <table:table-cell office:value-type="string">
            <text:p>014000</text:p>
          </table:table-cell>
          <table:table-cell office:value-type="string">
            <text:p>140C142101</text:p>
          </table:table-cell>
          <table:table-cell office:value-type="string">
            <text:p>7 BOULEVARD BERTRAND 14034 CAEN CEDEX</text:p>
          </table:table-cell>
          <table:table-cell office:value-type="string">
            <text:p>BDFEFRPPCCT FR79 3000 1002 44A1 4000 0000 096</text:p>
          </table:table-cell>
          <table:table-cell/>
          <table:table-cell/>
          <table:table-cell/>
        </table:table-row>
        <table:table-row>
          <table:table-cell office:value-type="string">
            <text:p>DR/DFiP DU CANTAL</text:p>
          </table:table-cell>
          <table:table-cell office:value-type="string">
            <text:p>015000</text:p>
          </table:table-cell>
          <table:table-cell office:value-type="string">
            <text:p>150C141103</text:p>
          </table:table-cell>
          <table:table-cell office:value-type="string">
            <text:p>39 RUE DES CARMES 15012 AURILLAC CEDEX</text:p>
          </table:table-cell>
          <table:table-cell office:value-type="string">
            <text:p>BDFEFRPPCCT FR71 3000 1001 61A1 5000 0000 031</text:p>
          </table:table-cell>
          <table:table-cell/>
          <table:table-cell/>
          <table:table-cell/>
        </table:table-row>
        <table:table-row>
          <table:table-cell office:value-type="string">
            <text:p>DR/DFiP DE LA CHARENTE</text:p>
          </table:table-cell>
          <table:table-cell office:value-type="string">
            <text:p>016000</text:p>
          </table:table-cell>
          <table:table-cell office:value-type="string">
            <text:p>160B142101</text:p>
          </table:table-cell>
          <table:table-cell office:value-type="string">
            <text:p>3 RUE PIERRE LABACHOT CS 1222216022 ANGOULEME CEDEX</text:p>
          </table:table-cell>
          <table:table-cell office:value-type="string">
            <text:p>BDFEFRPPCCT FR20 3000 1001 29A1 6000 0000 074</text:p>
          </table:table-cell>
          <table:table-cell/>
          <table:table-cell/>
          <table:table-cell/>
        </table:table-row>
        <table:table-row>
          <table:table-cell office:value-type="string">
            <text:p>DR/DFiP CHARENTE-MARITIME</text:p>
          </table:table-cell>
          <table:table-cell office:value-type="string">
            <text:p>017000</text:p>
          </table:table-cell>
          <table:table-cell office:value-type="string">
            <text:p>170C141101</text:p>
          </table:table-cell>
          <table:table-cell office:value-type="string">
            <text:p>24 AVENUE DE FETILLY- BP40587 17021 LA ROCHELLE CEDEX 01</text:p>
          </table:table-cell>
          <table:table-cell office:value-type="string">
            <text:p>BDFEFRPPCCT FR43 3000 1006 95A1 7000 0000 071</text:p>
          </table:table-cell>
          <table:table-cell/>
          <table:table-cell/>
          <table:table-cell/>
        </table:table-row>
        <table:table-row>
          <table:table-cell office:value-type="string">
            <text:p>DR/DFiP DU CHER</text:p>
          </table:table-cell>
          <table:table-cell office:value-type="string">
            <text:p>018000</text:p>
          </table:table-cell>
          <table:table-cell office:value-type="string">
            <text:p>180C100101</text:p>
          </table:table-cell>
          <table:table-cell office:value-type="string">
            <text:p>PLACE STE CATHERINE CS 21233 18022 BOURGES CEDEX</text:p>
          </table:table-cell>
          <table:table-cell office:value-type="string">
            <text:p>BDFEFRPPCCT FR20 3000 1002 26A1 8000 0000 073</text:p>
          </table:table-cell>
          <table:table-cell/>
          <table:table-cell/>
          <table:table-cell/>
        </table:table-row>
        <table:table-row>
          <table:table-cell office:value-type="string">
            <text:p>DR/DFiP DE LA CORREZE</text:p>
          </table:table-cell>
          <table:table-cell office:value-type="string">
            <text:p>019000</text:p>
          </table:table-cell>
          <table:table-cell office:value-type="string">
            <text:p>190D142100</text:p>
          </table:table-cell>
          <table:table-cell office:value-type="string">
            <text:p>15 AV HENRI BOURNAZEL BP 239 19012 TULLE CEDEX</text:p>
          </table:table-cell>
          <table:table-cell office:value-type="string">
            <text:p>BDFEFRPPCCT FR26 3000 1008 46A1 9000 0000 036</text:p>
          </table:table-cell>
          <table:table-cell/>
          <table:table-cell/>
          <table:table-cell/>
        </table:table-row>
        <table:table-row>
          <table:table-cell office:value-type="string">
            <text:p>DR/DFiP DE BOURGOGNE ET COTE D'OR</text:p>
          </table:table-cell>
          <table:table-cell office:value-type="string">
            <text:p>021000</text:p>
          </table:table-cell>
          <table:table-cell office:value-type="string">
            <text:p>210C140101</text:p>
          </table:table-cell>
          <table:table-cell office:value-type="string">
            <text:p>1 BIS PLACE DE LA BANQUE 21042 DIJON CEDEX</text:p>
          </table:table-cell>
          <table:table-cell office:value-type="string">
            <text:p>BDFEFRPPCCT FR83 3000 1003 34A2 1000 0000 052</text:p>
          </table:table-cell>
          <table:table-cell/>
          <table:table-cell/>
          <table:table-cell/>
        </table:table-row>
        <table:table-row>
          <table:table-cell office:value-type="string">
            <text:p>DR/DFiP DES COTES D'ARMOR</text:p>
          </table:table-cell>
          <table:table-cell office:value-type="string">
            <text:p>022000</text:p>
          </table:table-cell>
          <table:table-cell office:value-type="string">
            <text:p>2200A00101</text:p>
          </table:table-cell>
          <table:table-cell office:value-type="string">
            <text:p>17 RUE DE LA GARE CS 82366 22023 SAINT BRIEUC CEDEX 1</text:p>
          </table:table-cell>
          <table:table-cell office:value-type="string">
            <text:p>BDFEFRPPCCT FR61 3000 1007 12A2 2000 0000 056</text:p>
          </table:table-cell>
          <table:table-cell/>
          <table:table-cell/>
          <table:table-cell/>
        </table:table-row>
        <table:table-row>
          <table:table-cell office:value-type="string">
            <text:p>DR/DFiP DE LA CREUSE</text:p>
          </table:table-cell>
          <table:table-cell office:value-type="string">
            <text:p>023000</text:p>
          </table:table-cell>
          <table:table-cell office:value-type="string">
            <text:p>230C140100</text:p>
          </table:table-cell>
          <table:table-cell office:value-type="string">
            <text:p>02 BD SAINT PARDOUX - BP 149 23011 GUERET CEDEX</text:p>
          </table:table-cell>
          <table:table-cell office:value-type="string">
            <text:p>BDFEFRPPCCT FR05 3000 1004 22A2 3000 0000 089</text:p>
          </table:table-cell>
          <table:table-cell/>
          <table:table-cell/>
          <table:table-cell/>
        </table:table-row>
        <table:table-row>
          <table:table-cell office:value-type="string">
            <text:p>DR/DFiP DE LA DORDOGNE DIV. ETAT-RNF</text:p>
          </table:table-cell>
          <table:table-cell office:value-type="string">
            <text:p>024000</text:p>
          </table:table-cell>
          <table:table-cell office:value-type="string">
            <text:p>240C140103</text:p>
          </table:table-cell>
          <table:table-cell office:value-type="string">
            <text:p>15 RUE DU 26EME R.I CS 61000 24053 PERIGUEUX CEDEX</text:p>
          </table:table-cell>
          <table:table-cell office:value-type="string">
            <text:p>BDFEFRPPCCT FR42 3000 1006 24A2 4000 0000 017</text:p>
          </table:table-cell>
          <table:table-cell/>
          <table:table-cell/>
          <table:table-cell/>
        </table:table-row>
        <table:table-row>
          <table:table-cell office:value-type="string">
            <text:p>DR/DFiP DU DOUBS</text:p>
          </table:table-cell>
          <table:table-cell office:value-type="string">
            <text:p>025000</text:p>
          </table:table-cell>
          <table:table-cell office:value-type="string">
            <text:p>250C142101</text:p>
          </table:table-cell>
          <table:table-cell office:value-type="string">
            <text:p>63 QUAI VEIL PICARD 25030 BESANCON CEDEX</text:p>
          </table:table-cell>
          <table:table-cell office:value-type="string">
            <text:p>BDFEFRPPCCT FR21 3000 1002 00A2 5000 0000 023</text:p>
          </table:table-cell>
          <table:table-cell/>
          <table:table-cell/>
          <table:table-cell/>
        </table:table-row>
        <table:table-row>
          <table:table-cell office:value-type="string">
            <text:p>DR/DFiP DE LA DROME</text:p>
          </table:table-cell>
          <table:table-cell office:value-type="string">
            <text:p>026000</text:p>
          </table:table-cell>
          <table:table-cell office:value-type="string">
            <text:p>260B100101</text:p>
          </table:table-cell>
          <table:table-cell office:value-type="string">
            <text:p>20 AV DU PDT HERRIOT-BP 92104 26015 VALENCE CEDEX</text:p>
          </table:table-cell>
          <table:table-cell office:value-type="string">
            <text:p>BDFEFRPPCCT FR02 3000 1008 5126 9F00 0000 070</text:p>
          </table:table-cell>
          <table:table-cell/>
          <table:table-cell/>
          <table:table-cell/>
        </table:table-row>
        <table:table-row>
          <table:table-cell office:value-type="string">
            <text:p>DR/DFiP DE L'EURE</text:p>
          </table:table-cell>
          <table:table-cell office:value-type="string">
            <text:p>027000</text:p>
          </table:table-cell>
          <table:table-cell office:value-type="string">
            <text:p>270C141100</text:p>
          </table:table-cell>
          <table:table-cell office:value-type="string">
            <text:p>CITE ADMVE BD GEORGES CHAUVIN 27023 EVREUX CEDEX</text:p>
          </table:table-cell>
          <table:table-cell office:value-type="string">
            <text:p>BDFEFRPPCCT FR59 3000 1003 76A2 7000 0000 001</text:p>
          </table:table-cell>
          <table:table-cell/>
          <table:table-cell/>
          <table:table-cell/>
        </table:table-row>
        <table:table-row>
          <table:table-cell office:value-type="string">
            <text:p>DR/DFiP D'EURE ET LOIR</text:p>
          </table:table-cell>
          <table:table-cell office:value-type="string">
            <text:p>028000</text:p>
          </table:table-cell>
          <table:table-cell office:value-type="string">
            <text:p>280C100101</text:p>
          </table:table-cell>
          <table:table-cell office:value-type="string">
            <text:p>3 PLACE DE LA REPUBLIQUE 28019 CHARTRES CEDEX</text:p>
          </table:table-cell>
          <table:table-cell office:value-type="string">
            <text:p>BDFEFRPPCCT FR70 3000 1002 84A2 8000 0000 071</text:p>
          </table:table-cell>
          <table:table-cell/>
          <table:table-cell/>
          <table:table-cell/>
        </table:table-row>
        <table:table-row>
          <table:table-cell office:value-type="string">
            <text:p>DR/DFiP DU FINISTERE</text:p>
          </table:table-cell>
          <table:table-cell office:value-type="string">
            <text:p>029000</text:p>
          </table:table-cell>
          <table:table-cell office:value-type="string">
            <text:p>290C141101</text:p>
          </table:table-cell>
          <table:table-cell office:value-type="string">
            <text:p>4 SQ MARC SANGNIER BP 50092 29802 BREST CEDEX 9</text:p>
          </table:table-cell>
          <table:table-cell office:value-type="string">
            <text:p>BDFEFRPPCCT FR05 3000 1002 28A2 9000 0000 086</text:p>
          </table:table-cell>
          <table:table-cell/>
          <table:table-cell/>
          <table:table-cell/>
        </table:table-row>
        <table:table-row>
          <table:table-cell office:value-type="string">
            <text:p>DR/DFiP DE CORSE ET DE LA CORSE-DU-SUD</text:p>
          </table:table-cell>
          <table:table-cell office:value-type="string">
            <text:p>02A000</text:p>
          </table:table-cell>
          <table:table-cell office:value-type="string">
            <text:p>2A0C140101</text:p>
          </table:table-cell>
          <table:table-cell office:value-type="string">
            <text:p>2 AV DE LA GDE ARMEE BP 410 20191 AJACCIO CEDEX</text:p>
          </table:table-cell>
          <table:table-cell office:value-type="string">
            <text:p>BDFEFRPPCCT FR62 3000 1001 09A2 A000 0000 032</text:p>
          </table:table-cell>
          <table:table-cell/>
          <table:table-cell/>
          <table:table-cell/>
        </table:table-row>
        <table:table-row>
          <table:table-cell office:value-type="string">
            <text:p>DR/DFiP DE LA HAUTE-CORSE</text:p>
          </table:table-cell>
          <table:table-cell office:value-type="string">
            <text:p>02B000</text:p>
          </table:table-cell>
          <table:table-cell office:value-type="string">
            <text:p>2B0C141101</text:p>
          </table:table-cell>
          <table:table-cell office:value-type="string">
            <text:p>CS 50110 SQUARE SAINT-VICTOR 20291 BASTIA CEDEX</text:p>
          </table:table-cell>
          <table:table-cell office:value-type="string">
            <text:p>BDFEFRPPCCT FR83 3000 1001 74A2 B000 0000 075</text:p>
          </table:table-cell>
          <table:table-cell/>
          <table:table-cell/>
          <table:table-cell/>
        </table:table-row>
        <table:table-row>
          <table:table-cell office:value-type="string">
            <text:p>DR/DFiP DU GARD</text:p>
          </table:table-cell>
          <table:table-cell office:value-type="string">
            <text:p>030000</text:p>
          </table:table-cell>
          <table:table-cell office:value-type="string">
            <text:p>300C143104</text:p>
          </table:table-cell>
          <table:table-cell office:value-type="string">
            <text:p>22 AV CARNOT 30943 NIMES CEDEX 9</text:p>
          </table:table-cell>
          <table:table-cell office:value-type="string">
            <text:p>BDFEFRPPCCT FR28 3000 1006 00A3 0000 0000 083</text:p>
          </table:table-cell>
          <table:table-cell/>
          <table:table-cell/>
          <table:table-cell/>
        </table:table-row>
        <table:table-row>
          <table:table-cell office:value-type="string">
            <text:p>DR/DFiP OCCITANIE DEPT HAUTE GARONNE</text:p>
          </table:table-cell>
          <table:table-cell office:value-type="string">
            <text:p>031000</text:p>
          </table:table-cell>
          <table:table-cell office:value-type="string">
            <text:p>310C142101</text:p>
          </table:table-cell>
          <table:table-cell office:value-type="string">
            <text:p>15 PLACE OCCITANE 31039 TOULOUSE CEDEX 9</text:p>
          </table:table-cell>
          <table:table-cell office:value-type="string">
            <text:p>BDFEFRPPCCT FR75 3000 1008 33A3 1000 0000 031</text:p>
          </table:table-cell>
          <table:table-cell/>
          <table:table-cell/>
          <table:table-cell/>
        </table:table-row>
        <table:table-row>
          <table:table-cell office:value-type="string">
            <text:p>DR/DFiP DU GERS</text:p>
          </table:table-cell>
          <table:table-cell office:value-type="string">
            <text:p>032000</text:p>
          </table:table-cell>
          <table:table-cell office:value-type="string">
            <text:p>320C141100</text:p>
          </table:table-cell>
          <table:table-cell office:value-type="string">
            <text:p>CS 70352 32010 AUCH CEDEX</text:p>
          </table:table-cell>
          <table:table-cell office:value-type="string">
            <text:p>BDFEFRPPCCT FR45 3000 1001 58A3 2000 0000 019</text:p>
          </table:table-cell>
          <table:table-cell/>
          <table:table-cell/>
          <table:table-cell/>
        </table:table-row>
        <table:table-row>
          <table:table-cell office:value-type="string">
            <text:p>DR/DFiP D'AQUITAINE ET DE GIRONDE</text:p>
          </table:table-cell>
          <table:table-cell office:value-type="string">
            <text:p>033000</text:p>
          </table:table-cell>
          <table:table-cell office:value-type="string">
            <text:p>330C142102</text:p>
          </table:table-cell>
          <table:table-cell office:value-type="string">
            <text:p>24 RUE F. DE SOURDIS BP 908 33060 BORDEAUX CEDEX</text:p>
          </table:table-cell>
          <table:table-cell office:value-type="string">
            <text:p>BDFEFRPPCCT FR54 3000 1002 15A3 3000 0000 085</text:p>
          </table:table-cell>
          <table:table-cell/>
          <table:table-cell/>
          <table:table-cell/>
        </table:table-row>
        <table:table-row>
          <table:table-cell office:value-type="string">
            <text:p>DR/DFiP DE L'HERAULT</text:p>
          </table:table-cell>
          <table:table-cell office:value-type="string">
            <text:p>034000</text:p>
          </table:table-cell>
          <table:table-cell office:value-type="string">
            <text:p>340C142103</text:p>
          </table:table-cell>
          <table:table-cell office:value-type="string">
            <text:p>334 AL DE MONTMORENCY-CS17788 34954 MONTPELLIER CEDEX 2</text:p>
          </table:table-cell>
          <table:table-cell office:value-type="string">
            <text:p>BDFEFRPPCCT FR44 3000 1005 72A3 4000 0000 016</text:p>
          </table:table-cell>
          <table:table-cell/>
          <table:table-cell/>
          <table:table-cell/>
        </table:table-row>
        <table:table-row>
          <table:table-cell office:value-type="string">
            <text:p>DR/DFiP D'ILLE ET VILAINE RNF</text:p>
          </table:table-cell>
          <table:table-cell office:value-type="string">
            <text:p>035000</text:p>
          </table:table-cell>
          <table:table-cell office:value-type="string">
            <text:p>350C143103</text:p>
          </table:table-cell>
          <table:table-cell office:value-type="string">
            <text:p>AV JANVIER BP 72102 35021 RENNES CEDEX 9</text:p>
          </table:table-cell>
          <table:table-cell office:value-type="string">
            <text:p>BDFEFRPPCCT FR92 3000 1006 82A3 5000 0000 063</text:p>
          </table:table-cell>
          <table:table-cell/>
          <table:table-cell/>
          <table:table-cell/>
        </table:table-row>
        <table:table-row>
          <table:table-cell office:value-type="string">
            <text:p>DR/DFiP DE L'INDRE</text:p>
          </table:table-cell>
          <table:table-cell office:value-type="string">
            <text:p>036000</text:p>
          </table:table-cell>
          <table:table-cell office:value-type="string">
            <text:p>3600A00101</text:p>
          </table:table-cell>
          <table:table-cell office:value-type="string">
            <text:p>10 RUE ALBERT 1ER BP 595 36019 CHATEAUROUX CEDEX</text:p>
          </table:table-cell>
          <table:table-cell office:value-type="string">
            <text:p>BDFEFRPPCCT FR55 3000 1002 86A3 6000 0000 037</text:p>
          </table:table-cell>
          <table:table-cell/>
          <table:table-cell/>
          <table:table-cell/>
        </table:table-row>
        <table:table-row>
          <table:table-cell office:value-type="string">
            <text:p>DR/DFiP D'INDRE ET LOIRE</text:p>
          </table:table-cell>
          <table:table-cell office:value-type="string">
            <text:p>037000</text:p>
          </table:table-cell>
          <table:table-cell office:value-type="string">
            <text:p>370C141104</text:p>
          </table:table-cell>
          <table:table-cell office:value-type="string">
            <text:p>94 BD BERANGER BP 33228 37032 TOURS CEDEX 1</text:p>
          </table:table-cell>
          <table:table-cell office:value-type="string">
            <text:p>BDFEFRPPCCT FR30 3000 1008 39A3 7000 0000 035</text:p>
          </table:table-cell>
          <table:table-cell/>
          <table:table-cell/>
          <table:table-cell/>
        </table:table-row>
        <table:table-row>
          <table:table-cell office:value-type="string">
            <text:p>DR/DFiP ISERE- SERVICE RNF PROD DIVERS</text:p>
          </table:table-cell>
          <table:table-cell office:value-type="string">
            <text:p>038000</text:p>
          </table:table-cell>
          <table:table-cell office:value-type="string">
            <text:p>380C142100</text:p>
          </table:table-cell>
          <table:table-cell office:value-type="string">
            <text:p>8 RUE DE BELGRADE 38022 GRENOBLE CEDEX</text:p>
          </table:table-cell>
          <table:table-cell office:value-type="string">
            <text:p>BDFEFRPPCCT FR76 3000 1004 19A3 8000 0000 078</text:p>
          </table:table-cell>
          <table:table-cell/>
          <table:table-cell/>
          <table:table-cell/>
        </table:table-row>
        <table:table-row>
          <table:table-cell office:value-type="string">
            <text:p>DR/DFiP DU JURA</text:p>
          </table:table-cell>
          <table:table-cell office:value-type="string">
            <text:p>039000</text:p>
          </table:table-cell>
          <table:table-cell office:value-type="string">
            <text:p>390C141100</text:p>
          </table:table-cell>
          <table:table-cell office:value-type="string">
            <text:p>8 AV THUREL - BP 70640 39021 LONS LE SAUNIER CEDEX</text:p>
          </table:table-cell>
          <table:table-cell office:value-type="string">
            <text:p>BDFEFRPPCCT FR10 3000 1004 86A3 9000 0000 091</text:p>
          </table:table-cell>
          <table:table-cell/>
          <table:table-cell/>
          <table:table-cell/>
        </table:table-row>
        <table:table-row>
          <table:table-cell office:value-type="string">
            <text:p>DR/DFiP DES LANDES</text:p>
          </table:table-cell>
          <table:table-cell office:value-type="string">
            <text:p>040000</text:p>
          </table:table-cell>
          <table:table-cell office:value-type="string">
            <text:p>400C140102</text:p>
          </table:table-cell>
          <table:table-cell office:value-type="string">
            <text:p>23 RUE ARMAND DULAMON BP 309 40011 MONT DE MARSAN CEDEX</text:p>
          </table:table-cell>
          <table:table-cell office:value-type="string">
            <text:p>BDFEFRPPCCT FR82 3000 1005 54A4 0000 0000 089</text:p>
          </table:table-cell>
          <table:table-cell/>
          <table:table-cell/>
          <table:table-cell/>
        </table:table-row>
        <table:table-row>
          <table:table-cell office:value-type="string">
            <text:p>DR/DFiP DE LOIR ET CHER</text:p>
          </table:table-cell>
          <table:table-cell office:value-type="string">
            <text:p>041000</text:p>
          </table:table-cell>
          <table:table-cell office:value-type="string">
            <text:p>410C141100</text:p>
          </table:table-cell>
          <table:table-cell office:value-type="string">
            <text:p>10 RUE LOUIS BODIN CS 50001 41026 BLOIS CEDEX</text:p>
          </table:table-cell>
          <table:table-cell office:value-type="string">
            <text:p>BDFEFRPPCCT FR58 3000 1002 08A4 1000 0000 089</text:p>
          </table:table-cell>
          <table:table-cell/>
          <table:table-cell/>
          <table:table-cell/>
        </table:table-row>
        <table:table-row>
          <table:table-cell office:value-type="string">
            <text:p>DR/DFiP DE LA LOIRE</text:p>
          </table:table-cell>
          <table:table-cell office:value-type="string">
            <text:p>042000</text:p>
          </table:table-cell>
          <table:table-cell office:value-type="string">
            <text:p>420C141102</text:p>
          </table:table-cell>
          <table:table-cell office:value-type="string">
            <text:p>11 RUE MI-CAREME BP 502 42007 ST ETIENNE</text:p>
          </table:table-cell>
          <table:table-cell office:value-type="string">
            <text:p>BDFEFRPPCCT FR79 3000 1007 29A4 2000 0000 082</text:p>
          </table:table-cell>
          <table:table-cell/>
          <table:table-cell/>
          <table:table-cell/>
        </table:table-row>
        <table:table-row>
          <table:table-cell office:value-type="string">
            <text:p>DR/DFiP DE LA HAUTE-LOIRE</text:p>
          </table:table-cell>
          <table:table-cell office:value-type="string">
            <text:p>043000</text:p>
          </table:table-cell>
          <table:table-cell office:value-type="string">
            <text:p>4300A00101</text:p>
          </table:table-cell>
          <table:table-cell office:value-type="string">
            <text:p>17 RUE DES MOULINS BP 10351 43012 LE PUY EN VELAY CEDEX</text:p>
          </table:table-cell>
          <table:table-cell office:value-type="string">
            <text:p>BDFEFRPPCCT FR48 3000 1006 62A4 3000 0000 068</text:p>
          </table:table-cell>
          <table:table-cell/>
          <table:table-cell/>
          <table:table-cell/>
        </table:table-row>
        <table:table-row>
          <table:table-cell office:value-type="string">
            <text:p>DR/DFiP PAYS DE LOIRE ET LOIRE ATLANTIQUE</text:p>
          </table:table-cell>
          <table:table-cell office:value-type="string">
            <text:p>044000</text:p>
          </table:table-cell>
          <table:table-cell office:value-type="string">
            <text:p>440C142101</text:p>
          </table:table-cell>
          <table:table-cell office:value-type="string">
            <text:p>4 QUAI DE VERSAILLES CS93503 44035 NANTES CEDEX 1</text:p>
          </table:table-cell>
          <table:table-cell office:value-type="string">
            <text:p>BDFEFRPPCCT FR62 3000 1005 89A4 4000 0000 047</text:p>
          </table:table-cell>
          <table:table-cell/>
          <table:table-cell/>
          <table:table-cell/>
        </table:table-row>
        <table:table-row>
          <table:table-cell office:value-type="string">
            <text:p>DR/DFiP DU CENTRE ET DU LOIRET</text:p>
          </table:table-cell>
          <table:table-cell office:value-type="string">
            <text:p>045000</text:p>
          </table:table-cell>
          <table:table-cell office:value-type="string">
            <text:p>450C141102</text:p>
          </table:table-cell>
          <table:table-cell office:value-type="string">
            <text:p>4 PL DU MARTROI CS 1243545032 ORLEANS CEDEX 1</text:p>
          </table:table-cell>
          <table:table-cell office:value-type="string">
            <text:p>BDFEFRPPCCT FR61 3000 1006 15A4 5000 0000 093</text:p>
          </table:table-cell>
          <table:table-cell/>
          <table:table-cell/>
          <table:table-cell/>
        </table:table-row>
        <table:table-row>
          <table:table-cell office:value-type="string">
            <text:p>DR/DFiP DU LOT</text:p>
          </table:table-cell>
          <table:table-cell office:value-type="string">
            <text:p>046000</text:p>
          </table:table-cell>
          <table:table-cell office:value-type="string">
            <text:p>460C141101</text:p>
          </table:table-cell>
          <table:table-cell office:value-type="string">
            <text:p>190 RUE WILSON 46000 CAHORS</text:p>
          </table:table-cell>
          <table:table-cell office:value-type="string">
            <text:p>BDFEFRPPCCT FR64 3000 1002 46A4 6000 0000 050</text:p>
          </table:table-cell>
          <table:table-cell/>
          <table:table-cell/>
          <table:table-cell/>
        </table:table-row>
        <table:table-row>
          <table:table-cell office:value-type="string">
            <text:p>DR/DFiP DE LOT-ET-GARONNE</text:p>
          </table:table-cell>
          <table:table-cell office:value-type="string">
            <text:p>047000</text:p>
          </table:table-cell>
          <table:table-cell office:value-type="string">
            <text:p>470C141100</text:p>
          </table:table-cell>
          <table:table-cell office:value-type="string">
            <text:p>1 PLACE DES JACOBINS BP 70016 47916 AGEN CEDEX 9</text:p>
          </table:table-cell>
          <table:table-cell office:value-type="string">
            <text:p>BDFEFRPPCCT FR21 3000 1001 03A4 7000 0000 012</text:p>
          </table:table-cell>
          <table:table-cell/>
          <table:table-cell/>
          <table:table-cell/>
        </table:table-row>
        <table:table-row>
          <table:table-cell office:value-type="string">
            <text:p>DR/DFiP DE LA LOZERE</text:p>
          </table:table-cell>
          <table:table-cell office:value-type="string">
            <text:p>048000</text:p>
          </table:table-cell>
          <table:table-cell office:value-type="string">
            <text:p>480C140100</text:p>
          </table:table-cell>
          <table:table-cell office:value-type="string">
            <text:p>1 TER BD LUC ARNAULT BP 131 48005 MENDE CEDEX</text:p>
          </table:table-cell>
          <table:table-cell office:value-type="string">
            <text:p>BDFEFRPPCCT FR42 3000 1005 27A4 8000 0000 005</text:p>
          </table:table-cell>
          <table:table-cell/>
          <table:table-cell/>
          <table:table-cell/>
        </table:table-row>
        <table:table-row>
          <table:table-cell office:value-type="string">
            <text:p>DR/DFiP DU MAINE ET LOIRE</text:p>
          </table:table-cell>
          <table:table-cell office:value-type="string">
            <text:p>049000</text:p>
          </table:table-cell>
          <table:table-cell office:value-type="string">
            <text:p>490C141102</text:p>
          </table:table-cell>
          <table:table-cell office:value-type="string">
            <text:p>1 RUE TALOT BP 50643 49006 ANGERS CEDEX 1</text:p>
          </table:table-cell>
          <table:table-cell office:value-type="string">
            <text:p>BDFEFRPPCCT FR35 3000 1001 27A4 9000 0000 039</text:p>
          </table:table-cell>
          <table:table-cell/>
          <table:table-cell/>
          <table:table-cell/>
        </table:table-row>
        <table:table-row>
          <table:table-cell office:value-type="string">
            <text:p>DR/DFiP DE LA MANCHE</text:p>
          </table:table-cell>
          <table:table-cell office:value-type="string">
            <text:p>050000</text:p>
          </table:table-cell>
          <table:table-cell office:value-type="string">
            <text:p>500B141104</text:p>
          </table:table-cell>
          <table:table-cell office:value-type="string">
            <text:p>PL PREFECTURE-PRODIV-BP 225 50015 ST LO CEDEX</text:p>
          </table:table-cell>
          <table:table-cell office:value-type="string">
            <text:p>BDFEFRPPCCT FR56 3000 1007 45A5 0000 0000 032</text:p>
          </table:table-cell>
          <table:table-cell/>
          <table:table-cell/>
          <table:table-cell/>
        </table:table-row>
        <table:table-row>
          <table:table-cell office:value-type="string">
            <text:p>DR/DFiP DE LA MARNE</text:p>
          </table:table-cell>
          <table:table-cell office:value-type="string">
            <text:p>051000</text:p>
          </table:table-cell>
          <table:table-cell office:value-type="string">
            <text:p>510C140102</text:p>
          </table:table-cell>
          <table:table-cell office:value-type="string">
            <text:p>12 RUE SAINTE MARGUERITE 51022 CHALONS EN CHAMP. CEDEX</text:p>
          </table:table-cell>
          <table:table-cell office:value-type="string">
            <text:p>BDFEFRPPCCT FR74 3000 1002 77A5 1000 0000 019</text:p>
          </table:table-cell>
          <table:table-cell/>
          <table:table-cell/>
          <table:table-cell/>
        </table:table-row>
        <table:table-row>
          <table:table-cell office:value-type="string">
            <text:p>DR/DFiP DE LA HAUTE-MARNE</text:p>
          </table:table-cell>
          <table:table-cell office:value-type="string">
            <text:p>052000</text:p>
          </table:table-cell>
          <table:table-cell office:value-type="string">
            <text:p>520C141100</text:p>
          </table:table-cell>
          <table:table-cell office:value-type="string">
            <text:p>5 RUE DE LORRAINE - CS 10523 52011 CHAUMONT CEDEX</text:p>
          </table:table-cell>
          <table:table-cell office:value-type="string">
            <text:p>BDFEFRPPCCT FR36 3000 1002 95A5 2000 0000 088</text:p>
          </table:table-cell>
          <table:table-cell/>
          <table:table-cell/>
          <table:table-cell/>
        </table:table-row>
        <table:table-row>
          <table:table-cell office:value-type="string">
            <text:p>DR/DFiP DE LA MAYENNE</text:p>
          </table:table-cell>
          <table:table-cell office:value-type="string">
            <text:p>053000</text:p>
          </table:table-cell>
          <table:table-cell office:value-type="string">
            <text:p>530C141103</text:p>
          </table:table-cell>
          <table:table-cell office:value-type="string">
            <text:p>24 ALLEE DE CAMBRAI 53014 LAVAL CEDEX</text:p>
          </table:table-cell>
          <table:table-cell office:value-type="string">
            <text:p>BDFEFRPPCCT FR67 3000 1004 59A5 3000 0000 004</text:p>
          </table:table-cell>
          <table:table-cell/>
          <table:table-cell/>
          <table:table-cell/>
        </table:table-row>
        <table:table-row>
          <table:table-cell office:value-type="string">
            <text:p>DR/DFiP DE MEURTHE ET MOSELLE</text:p>
          </table:table-cell>
          <table:table-cell office:value-type="string">
            <text:p>054000</text:p>
          </table:table-cell>
          <table:table-cell office:value-type="string">
            <text:p>540C141103</text:p>
          </table:table-cell>
          <table:table-cell office:value-type="string">
            <text:p>50 RUE DES PONTS - CS 60069 54036 NANCY CEDEX</text:p>
          </table:table-cell>
          <table:table-cell office:value-type="string">
            <text:p>BDFEFRPPCCT FR10 3000 1005 83A5 4000 0000 035</text:p>
          </table:table-cell>
          <table:table-cell/>
          <table:table-cell/>
          <table:table-cell/>
        </table:table-row>
        <table:table-row>
          <table:table-cell office:value-type="string">
            <text:p>DR/DFiP DE LA MEUSE</text:p>
          </table:table-cell>
          <table:table-cell office:value-type="string">
            <text:p>055000</text:p>
          </table:table-cell>
          <table:table-cell office:value-type="string">
            <text:p>550B100101</text:p>
          </table:table-cell>
          <table:table-cell office:value-type="string">
            <text:p>17 RUE DU GENERAL DE GAULLE 55012 BAR LE DUC CEDEX</text:p>
          </table:table-cell>
          <table:table-cell office:value-type="string">
            <text:p>BDFEFRPPCCT FR37 3000 1001 72A5 5000 0000 040</text:p>
          </table:table-cell>
          <table:table-cell/>
          <table:table-cell/>
          <table:table-cell/>
        </table:table-row>
        <table:table-row>
          <table:table-cell office:value-type="string">
            <text:p>DR/DFiP DU MORBIHAN</text:p>
          </table:table-cell>
          <table:table-cell office:value-type="string">
            <text:p>056000</text:p>
          </table:table-cell>
          <table:table-cell office:value-type="string">
            <text:p>560C141104</text:p>
          </table:table-cell>
          <table:table-cell office:value-type="string">
            <text:p>35 BLD DE LA PAIX BP 510 56019 VANNES CEDEX</text:p>
          </table:table-cell>
          <table:table-cell office:value-type="string">
            <text:p>BDFEFRPPCCT FR74 3000 1008 59A5 6000 0000 065</text:p>
          </table:table-cell>
          <table:table-cell/>
          <table:table-cell/>
          <table:table-cell/>
        </table:table-row>
        <table:table-row>
          <table:table-cell office:value-type="string">
            <text:p>DR/DFiP DE LA MOSELLE</text:p>
          </table:table-cell>
          <table:table-cell office:value-type="string">
            <text:p>057000</text:p>
          </table:table-cell>
          <table:table-cell office:value-type="string">
            <text:p>570C142101</text:p>
          </table:table-cell>
          <table:table-cell office:value-type="string">
            <text:p>1 RUE F. DE CUREL - BP 41054 57036 METZ CEDEX 1</text:p>
          </table:table-cell>
          <table:table-cell office:value-type="string">
            <text:p>BDFEFRPPCCT FR27 3000 1005 29A5 7000 0000 019</text:p>
          </table:table-cell>
          <table:table-cell/>
          <table:table-cell/>
          <table:table-cell/>
        </table:table-row>
        <table:table-row>
          <table:table-cell office:value-type="string">
            <text:p>DR/DFiP DE LA NIEVRE POLE ANIMATION</text:p>
          </table:table-cell>
          <table:table-cell office:value-type="string">
            <text:p>058000</text:p>
          </table:table-cell>
          <table:table-cell office:value-type="string">
            <text:p>580B100201</text:p>
          </table:table-cell>
          <table:table-cell office:value-type="string">
            <text:p>12RUE H BARBUSSE BP 28 58019 NEVERS CEDEX</text:p>
          </table:table-cell>
          <table:table-cell office:value-type="string">
            <text:p>BDFEFRPPCCT FR73 3000 1005 94A5 8000 0000 062</text:p>
          </table:table-cell>
          <table:table-cell/>
          <table:table-cell/>
          <table:table-cell/>
        </table:table-row>
        <table:table-row>
          <table:table-cell office:value-type="string">
            <text:p>DR/DFiP HAUTS DE FRANCE ET DU DEP NORD</text:p>
          </table:table-cell>
          <table:table-cell office:value-type="string">
            <text:p>059000</text:p>
          </table:table-cell>
          <table:table-cell office:value-type="string">
            <text:p>591C144100</text:p>
          </table:table-cell>
          <table:table-cell office:value-type="string">
            <text:p>82 AVENUE KENNEDY BP 70689 59033 LILLE CEDEX</text:p>
          </table:table-cell>
          <table:table-cell office:value-type="string">
            <text:p>BDFEFRPPCCT FR48 3000 1004 68A5 9000 0000 060</text:p>
          </table:table-cell>
          <table:table-cell/>
          <table:table-cell/>
          <table:table-cell/>
        </table:table-row>
        <table:table-row>
          <table:table-cell office:value-type="string">
            <text:p>DR/DFiP DE L'OISE</text:p>
          </table:table-cell>
          <table:table-cell office:value-type="string">
            <text:p>060000</text:p>
          </table:table-cell>
          <table:table-cell office:value-type="string">
            <text:p>600C141102</text:p>
          </table:table-cell>
          <table:table-cell office:value-type="string">
            <text:p>2 RUE MOLIERE 60021 BEAUVAIS CEDEX</text:p>
          </table:table-cell>
          <table:table-cell office:value-type="string">
            <text:p>BDFEFRPPCCT FR85 3000 1001 85A6 0000 0000 085</text:p>
          </table:table-cell>
          <table:table-cell/>
          <table:table-cell/>
          <table:table-cell/>
        </table:table-row>
        <table:table-row>
          <table:table-cell office:value-type="string">
            <text:p>DR/DFiP DE L'ORNE</text:p>
          </table:table-cell>
          <table:table-cell office:value-type="string">
            <text:p>061000</text:p>
          </table:table-cell>
          <table:table-cell office:value-type="string">
            <text:p>610C140101</text:p>
          </table:table-cell>
          <table:table-cell office:value-type="string">
            <text:p>29 RUE DU PONT NEUF - BP 344 61014 ALENCON CEDEX</text:p>
          </table:table-cell>
          <table:table-cell office:value-type="string">
            <text:p>BDFEFRPPCCT FR54 3000 1001 18A6 1000 0000 071</text:p>
          </table:table-cell>
          <table:table-cell/>
          <table:table-cell/>
          <table:table-cell/>
        </table:table-row>
        <table:table-row>
          <table:table-cell office:value-type="string">
            <text:p>DR/DFiP DU PAS DE CALAIS</text:p>
          </table:table-cell>
          <table:table-cell office:value-type="string">
            <text:p>062000</text:p>
          </table:table-cell>
          <table:table-cell office:value-type="string">
            <text:p>620C140101</text:p>
          </table:table-cell>
          <table:table-cell office:value-type="string">
            <text:p>5 RUE DU DR BRASSART BP 30015 62034 ARRAS CEDEX</text:p>
          </table:table-cell>
          <table:table-cell office:value-type="string">
            <text:p>BDFEFRPPCCT FR90 3000 1001 52A6 2000 0000 094</text:p>
          </table:table-cell>
          <table:table-cell/>
          <table:table-cell/>
          <table:table-cell/>
        </table:table-row>
        <table:table-row>
          <table:table-cell office:value-type="string">
            <text:p>DR/DFiP DU PUY DE DOME</text:p>
          </table:table-cell>
          <table:table-cell office:value-type="string">
            <text:p>063000</text:p>
          </table:table-cell>
          <table:table-cell office:value-type="string">
            <text:p>630B143100</text:p>
          </table:table-cell>
          <table:table-cell office:value-type="string">
            <text:p>2 RUE GILBERT MOREL 63033 CLERMONT-FERRAND CEDEX1</text:p>
          </table:table-cell>
          <table:table-cell office:value-type="string">
            <text:p>BDFEFRPPCCT FR88 3000 1003 01A6 3000 0000 041</text:p>
          </table:table-cell>
          <table:table-cell/>
          <table:table-cell/>
          <table:table-cell/>
        </table:table-row>
        <table:table-row>
          <table:table-cell office:value-type="string">
            <text:p>DR/DFiP DES PYRENEES ATLANTIQUES</text:p>
          </table:table-cell>
          <table:table-cell office:value-type="string">
            <text:p>064000</text:p>
          </table:table-cell>
          <table:table-cell office:value-type="string">
            <text:p>640C141103</text:p>
          </table:table-cell>
          <table:table-cell office:value-type="string">
            <text:p>8 PLACE D'ESPAGNE 64019 PAU CEDEX 09</text:p>
          </table:table-cell>
          <table:table-cell office:value-type="string">
            <text:p>BDFEFRPPCCT FR57 3000 1006 22A6 4000 0000 027</text:p>
          </table:table-cell>
          <table:table-cell/>
          <table:table-cell/>
          <table:table-cell/>
        </table:table-row>
        <table:table-row>
          <table:table-cell office:value-type="string">
            <text:p>DR/DFiP HAUTES-PYRENEES</text:p>
          </table:table-cell>
          <table:table-cell office:value-type="string">
            <text:p>065000</text:p>
          </table:table-cell>
          <table:table-cell office:value-type="string">
            <text:p>650C100101</text:p>
          </table:table-cell>
          <table:table-cell office:value-type="string">
            <text:p>4 CHEMIN DE L'ORMEAU BP 1346 65013 TARBES CEDEX</text:p>
          </table:table-cell>
          <table:table-cell office:value-type="string">
            <text:p>BDFEFRPPCCT FR46 3000 1008 11A6 5000 0000 053</text:p>
          </table:table-cell>
          <table:table-cell/>
          <table:table-cell/>
          <table:table-cell/>
        </table:table-row>
        <table:table-row>
          <table:table-cell office:value-type="string">
            <text:p>DR/DFiP PYRENEES ORIENTALES</text:p>
          </table:table-cell>
          <table:table-cell office:value-type="string">
            <text:p>066000</text:p>
          </table:table-cell>
          <table:table-cell office:value-type="string">
            <text:p>660C100101</text:p>
          </table:table-cell>
          <table:table-cell office:value-type="string">
            <text:p>SQUARE ARAGO - BP 40950 66950 PERPIGNAN CEDEX</text:p>
          </table:table-cell>
          <table:table-cell office:value-type="string">
            <text:p>BDFEFRPPCCT FR38 3000 1006 31A6 6000 0000 085</text:p>
          </table:table-cell>
          <table:table-cell/>
          <table:table-cell/>
          <table:table-cell/>
        </table:table-row>
        <table:table-row>
          <table:table-cell office:value-type="string">
            <text:p>DR/DFiP REGION GRAND EST ET BAS-RHIN</text:p>
          </table:table-cell>
          <table:table-cell office:value-type="string">
            <text:p>067000</text:p>
          </table:table-cell>
          <table:table-cell office:value-type="string">
            <text:p>670D143102</text:p>
          </table:table-cell>
          <table:table-cell office:value-type="string">
            <text:p>4 PL DE LA REPUBLIQUE CS 5100267070 STRASBOURG CEDEX</text:p>
          </table:table-cell>
          <table:table-cell office:value-type="string">
            <text:p>BDFEFRPPCCT FR35 3000 1008 06A6 7000 0000 030</text:p>
          </table:table-cell>
          <table:table-cell/>
          <table:table-cell/>
          <table:table-cell/>
        </table:table-row>
        <table:table-row>
          <table:table-cell office:value-type="string">
            <text:p>DR/DFiP DU HAUT-RHIN</text:p>
          </table:table-cell>
          <table:table-cell office:value-type="string">
            <text:p>068000</text:p>
          </table:table-cell>
          <table:table-cell office:value-type="string">
            <text:p>680C141103</text:p>
          </table:table-cell>
          <table:table-cell office:value-type="string">
            <text:p>6 RUE BRUAT BP 60449 68020 COLMAR CEDEX</text:p>
          </table:table-cell>
          <table:table-cell office:value-type="string">
            <text:p>BDFEFRPPCCT FR43 3000 1003 07A6 8000 0000 094</text:p>
          </table:table-cell>
          <table:table-cell/>
          <table:table-cell/>
          <table:table-cell/>
        </table:table-row>
        <table:table-row>
          <table:table-cell office:value-type="string">
            <text:p>DR/DFiP D' AUVERGNE RHONE ALPES</text:p>
          </table:table-cell>
          <table:table-cell office:value-type="string">
            <text:p>069000</text:p>
          </table:table-cell>
          <table:table-cell office:value-type="string">
            <text:p>690C143101</text:p>
          </table:table-cell>
          <table:table-cell office:value-type="string">
            <text:p>03 RUE DE LA CHARITE 69268 LYON CEDEX 02</text:p>
          </table:table-cell>
          <table:table-cell office:value-type="string">
            <text:p>BDFEFRPPCCT FR73 3000 1004 97A6 9000 0000 008</text:p>
          </table:table-cell>
          <table:table-cell/>
          <table:table-cell/>
          <table:table-cell/>
        </table:table-row>
        <table:table-row>
          <table:table-cell office:value-type="string">
            <text:p>DR/DFiP DE HAUTE-SAONE</text:p>
          </table:table-cell>
          <table:table-cell office:value-type="string">
            <text:p>070000</text:p>
          </table:table-cell>
          <table:table-cell office:value-type="string">
            <text:p>700C140101</text:p>
          </table:table-cell>
          <table:table-cell office:value-type="string">
            <text:p>8 PLACE PIERRE RENET BP 399 70014 VESOUL CEDEX</text:p>
          </table:table-cell>
          <table:table-cell office:value-type="string">
            <text:p>BDFEFRPPCCT FR81 3000 1008 71A7 0000 0000 072</text:p>
          </table:table-cell>
          <table:table-cell/>
          <table:table-cell/>
          <table:table-cell/>
        </table:table-row>
        <table:table-row>
          <table:table-cell office:value-type="string">
            <text:p>DR/DFiP DE SAONE ET LOIRE</text:p>
          </table:table-cell>
          <table:table-cell office:value-type="string">
            <text:p>071000</text:p>
          </table:table-cell>
          <table:table-cell office:value-type="string">
            <text:p>710C141101</text:p>
          </table:table-cell>
          <table:table-cell office:value-type="string">
            <text:p>29 RUE LAMARTINE 71017 MACON CEDEX</text:p>
          </table:table-cell>
          <table:table-cell office:value-type="string">
            <text:p>BDFEFRPPCCT FR58 3000 1004 99A7 1000 0000 074</text:p>
          </table:table-cell>
          <table:table-cell/>
          <table:table-cell/>
          <table:table-cell/>
        </table:table-row>
        <table:table-row>
          <table:table-cell office:value-type="string">
            <text:p>DR/DFiP DE LA SARTHE</text:p>
          </table:table-cell>
          <table:table-cell office:value-type="string">
            <text:p>072000</text:p>
          </table:table-cell>
          <table:table-cell office:value-type="string">
            <text:p>720C100101</text:p>
          </table:table-cell>
          <table:table-cell office:value-type="string">
            <text:p>23 PL COMTES DU MAINE BP 2239472002 LE MANS CEDEX 1</text:p>
          </table:table-cell>
          <table:table-cell office:value-type="string">
            <text:p>BDFEFRPPCCT FR28 3000 1005 03A7 2000 0000 062</text:p>
          </table:table-cell>
          <table:table-cell/>
          <table:table-cell/>
          <table:table-cell/>
        </table:table-row>
        <table:table-row>
          <table:table-cell office:value-type="string">
            <text:p>DR/DFiP DE LA SAVOIE</text:p>
          </table:table-cell>
          <table:table-cell office:value-type="string">
            <text:p>073000</text:p>
          </table:table-cell>
          <table:table-cell office:value-type="string">
            <text:p>730C141103</text:p>
          </table:table-cell>
          <table:table-cell office:value-type="string">
            <text:p>5 RUE JEAN GIRARD MADOUX 73011 CHAMBERY CEDEX</text:p>
          </table:table-cell>
          <table:table-cell office:value-type="string">
            <text:p>BDFEFRPPCCT FR59 3000 1002 79A7 3000 0000 075</text:p>
          </table:table-cell>
          <table:table-cell/>
          <table:table-cell/>
          <table:table-cell/>
        </table:table-row>
        <table:table-row>
          <table:table-cell office:value-type="string">
            <text:p>DR/DFiP DE HAUTE-SAVOIE</text:p>
          </table:table-cell>
          <table:table-cell office:value-type="string">
            <text:p>074000</text:p>
          </table:table-cell>
          <table:table-cell office:value-type="string">
            <text:p>740C141101</text:p>
          </table:table-cell>
          <table:table-cell office:value-type="string">
            <text:p>18 RUE DE LA GARE BP 330 74008 ANNECY CEDEX</text:p>
          </table:table-cell>
          <table:table-cell office:value-type="string">
            <text:p>BDFEFRPPCCT FR16 3000 1001 36A7 4000 0000 037</text:p>
          </table:table-cell>
          <table:table-cell/>
          <table:table-cell/>
          <table:table-cell/>
        </table:table-row>
        <table:table-row>
          <table:table-cell office:value-type="string">
            <text:p>DR/DFiP D'ILE-DE-FRANCE ET DE PARIS</text:p>
          </table:table-cell>
          <table:table-cell office:value-type="string">
            <text:p>075000</text:p>
          </table:table-cell>
          <table:table-cell office:value-type="string">
            <text:p>754C145100</text:p>
          </table:table-cell>
          <table:table-cell office:value-type="string">
            <text:p>94 RUE REAUMUR 75104 PARIS CEDEX 02</text:p>
          </table:table-cell>
          <table:table-cell office:value-type="string">
            <text:p>BDFEFRPPCCT FR13 3000 1000 64U7 5000 0000 045</text:p>
          </table:table-cell>
          <table:table-cell/>
          <table:table-cell/>
          <table:table-cell/>
        </table:table-row>
        <table:table-row>
          <table:table-cell office:value-type="string">
            <text:p>DR/DFiP AGENCE COMPTABLE - SERV.IND. ARMEMENT</text:p>
          </table:table-cell>
          <table:table-cell office:value-type="string">
            <text:p>075600</text:p>
          </table:table-cell>
          <table:table-cell office:value-type="string">
            <text:p>TDV9K01001</text:p>
          </table:table-cell>
          <table:table-cell office:value-type="string">
            <text:p>11 R DU REMPART (VENDOME III) 93196 NOISY LE GRAND CEDEX</text:p>
          </table:table-cell>
          <table:table-cell office:value-type="string">
            <text:p>BDFEFRPPCCT FR13 3000 1000 64Y7 5000 0000 039</text:p>
          </table:table-cell>
          <table:table-cell/>
          <table:table-cell/>
          <table:table-cell/>
        </table:table-row>
        <table:table-row>
          <table:table-cell office:value-type="string">
            <text:p>DR/DFiP DE NORMANDIE ET DESEINE-MARITIME</text:p>
          </table:table-cell>
          <table:table-cell office:value-type="string">
            <text:p>076000</text:p>
          </table:table-cell>
          <table:table-cell office:value-type="string">
            <text:p>760C140103</text:p>
          </table:table-cell>
          <table:table-cell office:value-type="string">
            <text:p>21 QUAI JEAN MOULIN 76037 ROUEN CEDEX 1</text:p>
          </table:table-cell>
          <table:table-cell office:value-type="string">
            <text:p>BDFEFRPPCCT FR50 3000 1007 07A7 6000 0000 007</text:p>
          </table:table-cell>
          <table:table-cell/>
          <table:table-cell/>
          <table:table-cell/>
        </table:table-row>
        <table:table-row>
          <table:table-cell office:value-type="string">
            <text:p>DR/DFiP DE SEINE ET MARNE</text:p>
          </table:table-cell>
          <table:table-cell office:value-type="string">
            <text:p>077000</text:p>
          </table:table-cell>
          <table:table-cell office:value-type="string">
            <text:p>770C141103</text:p>
          </table:table-cell>
          <table:table-cell office:value-type="string">
            <text:p>38 AVENUE THIERS 77011 MELUN CEDEX</text:p>
          </table:table-cell>
          <table:table-cell office:value-type="string">
            <text:p>BDFEFRPPCCT FR57 3000 1005 25A7 7000 0000 069</text:p>
          </table:table-cell>
          <table:table-cell/>
          <table:table-cell/>
          <table:table-cell/>
        </table:table-row>
        <table:table-row>
          <table:table-cell office:value-type="string">
            <text:p>DR/DFiP DES YVELINES</text:p>
          </table:table-cell>
          <table:table-cell office:value-type="string">
            <text:p>078000</text:p>
          </table:table-cell>
          <table:table-cell office:value-type="string">
            <text:p>780C142101</text:p>
          </table:table-cell>
          <table:table-cell office:value-type="string">
            <text:p>16 AVENUE DE ST CLOUD 78018 VERSAILLES CEDEX</text:p>
          </table:table-cell>
          <table:table-cell office:value-type="string">
            <text:p>BDFEFRPPCCT FR70 3000 1008 66A7 8000 0000 046</text:p>
          </table:table-cell>
          <table:table-cell/>
          <table:table-cell/>
          <table:table-cell/>
        </table:table-row>
        <table:table-row>
          <table:table-cell office:value-type="string">
            <text:p>DR/DFiP DES DEUX-SEVRES</text:p>
          </table:table-cell>
          <table:table-cell office:value-type="string">
            <text:p>079000</text:p>
          </table:table-cell>
          <table:table-cell office:value-type="string">
            <text:p>790B140100</text:p>
          </table:table-cell>
          <table:table-cell office:value-type="string">
            <text:p>44 RUE ALSACE LORRAINE-BP1914979061 NIORT CEDEX 9</text:p>
          </table:table-cell>
          <table:table-cell office:value-type="string">
            <text:p>BDFEFRPPCCT FR13 3000 1006 02A7 9000 0000 077</text:p>
          </table:table-cell>
          <table:table-cell/>
          <table:table-cell/>
          <table:table-cell/>
        </table:table-row>
        <table:table-row>
          <table:table-cell office:value-type="string">
            <text:p>DR/DFiP DE LA SOMME</text:p>
          </table:table-cell>
          <table:table-cell office:value-type="string">
            <text:p>080000</text:p>
          </table:table-cell>
          <table:table-cell office:value-type="string">
            <text:p>800C142100</text:p>
          </table:table-cell>
          <table:table-cell office:value-type="string">
            <text:p>22 RUE AMIRAL COURBET CS 1261380026 AMIENS CEDEX 1</text:p>
          </table:table-cell>
          <table:table-cell office:value-type="string">
            <text:p>BDFEFRPPCCT FR65 3000 1001 23A8 0000 0000 035</text:p>
          </table:table-cell>
          <table:table-cell/>
          <table:table-cell/>
          <table:table-cell/>
        </table:table-row>
        <table:table-row>
          <table:table-cell office:value-type="string">
            <text:p>DR/DFiP DU TARN</text:p>
          </table:table-cell>
          <table:table-cell office:value-type="string">
            <text:p>081000</text:p>
          </table:table-cell>
          <table:table-cell office:value-type="string">
            <text:p>810C141100</text:p>
          </table:table-cell>
          <table:table-cell office:value-type="string">
            <text:p>CS 92525 81013 ALBI CEDEX 9</text:p>
          </table:table-cell>
          <table:table-cell office:value-type="string">
            <text:p>BDFEFRPPCCT FR69 3000 1001 16A8 1000 0000 091</text:p>
          </table:table-cell>
          <table:table-cell/>
          <table:table-cell/>
          <table:table-cell/>
        </table:table-row>
        <table:table-row>
          <table:table-cell office:value-type="string">
            <text:p>DR/DFiP DU TARN-ET-GARONNE</text:p>
          </table:table-cell>
          <table:table-cell office:value-type="string">
            <text:p>082000</text:p>
          </table:table-cell>
          <table:table-cell office:value-type="string">
            <text:p>820C100101</text:p>
          </table:table-cell>
          <table:table-cell office:value-type="string">
            <text:p>5-7 ALL MORTARIEU BP 770 82037 MONTAUBAN CEDEX</text:p>
          </table:table-cell>
          <table:table-cell office:value-type="string">
            <text:p>BDFEFRPPCCT FR86 3000 1005 47A8 2000 0000 076</text:p>
          </table:table-cell>
          <table:table-cell/>
          <table:table-cell/>
          <table:table-cell/>
        </table:table-row>
        <table:table-row>
          <table:table-cell office:value-type="string">
            <text:p>DR/DFiP DU VAR</text:p>
          </table:table-cell>
          <table:table-cell office:value-type="string">
            <text:p>083000</text:p>
          </table:table-cell>
          <table:table-cell office:value-type="string">
            <text:p>830C141102</text:p>
          </table:table-cell>
          <table:table-cell office:value-type="string">
            <text:p>PLACE BESAGNE CS 91409 83056 TOULON CEDEX</text:p>
          </table:table-cell>
          <table:table-cell office:value-type="string">
            <text:p>BDFEFRPPCCT FR90 3000 1008 31A8 3000 0000 035</text:p>
          </table:table-cell>
          <table:table-cell/>
          <table:table-cell/>
          <table:table-cell/>
        </table:table-row>
        <table:table-row>
          <table:table-cell office:value-type="string">
            <text:p>DR/DFiP DE VAUCLUSE</text:p>
          </table:table-cell>
          <table:table-cell office:value-type="string">
            <text:p>084000</text:p>
          </table:table-cell>
          <table:table-cell office:value-type="string">
            <text:p>840C142101</text:p>
          </table:table-cell>
          <table:table-cell office:value-type="string">
            <text:p>AV DU 7EME GENIE BP 71095 84097 AVIGNON CEDEX 9</text:p>
          </table:table-cell>
          <table:table-cell office:value-type="string">
            <text:p>BDFEFRPPCCT FR11 3000 1001 69A8 4000 0000 022</text:p>
          </table:table-cell>
          <table:table-cell/>
          <table:table-cell/>
          <table:table-cell/>
        </table:table-row>
        <table:table-row>
          <table:table-cell office:value-type="string">
            <text:p>DR/DFiP DE LA VENDEE</text:p>
          </table:table-cell>
          <table:table-cell office:value-type="string">
            <text:p>085000</text:p>
          </table:table-cell>
          <table:table-cell office:value-type="string">
            <text:p>850G140101</text:p>
          </table:table-cell>
          <table:table-cell office:value-type="string">
            <text:p>26 RUE JEAN JAURES 85024 LA ROCHE SUR YON CEDEX</text:p>
          </table:table-cell>
          <table:table-cell office:value-type="string">
            <text:p>BDFEFRPPCCT FR28 3000 1006 97A8 5000 0000 007</text:p>
          </table:table-cell>
          <table:table-cell/>
          <table:table-cell/>
          <table:table-cell/>
        </table:table-row>
        <table:table-row>
          <table:table-cell office:value-type="string">
            <text:p>DR/DFiP DE LA VIENNE -SERVICE RNF</text:p>
          </table:table-cell>
          <table:table-cell office:value-type="string">
            <text:p>086000</text:p>
          </table:table-cell>
          <table:table-cell office:value-type="string">
            <text:p>860C142101</text:p>
          </table:table-cell>
          <table:table-cell office:value-type="string">
            <text:p>11 RUE RIFFAULT CS 70549 86020 POITIERS CEDEX</text:p>
          </table:table-cell>
          <table:table-cell office:value-type="string">
            <text:p>BDFEFRPPCCT FR75 3000 1006 39A8 6000 0000 052</text:p>
          </table:table-cell>
          <table:table-cell/>
          <table:table-cell/>
          <table:table-cell/>
        </table:table-row>
        <table:table-row>
          <table:table-cell office:value-type="string">
            <text:p>DR/DFiP DE LA HAUTE-VIENNE</text:p>
          </table:table-cell>
          <table:table-cell office:value-type="string">
            <text:p>087000</text:p>
          </table:table-cell>
          <table:table-cell office:value-type="string">
            <text:p>870C143102</text:p>
          </table:table-cell>
          <table:table-cell office:value-type="string">
            <text:p>31 RUE MONTMAILLER 87043 LIMOGES CEDEX</text:p>
          </table:table-cell>
          <table:table-cell office:value-type="string">
            <text:p>BDFEFRPPCCT FR44 3000 1004 75A8 7000 0000 038</text:p>
          </table:table-cell>
          <table:table-cell/>
          <table:table-cell/>
          <table:table-cell/>
        </table:table-row>
        <table:table-row>
          <table:table-cell office:value-type="string">
            <text:p>DR/DFiP DES VOSGES</text:p>
          </table:table-cell>
          <table:table-cell office:value-type="string">
            <text:p>088000</text:p>
          </table:table-cell>
          <table:table-cell office:value-type="string">
            <text:p>880C141101</text:p>
          </table:table-cell>
          <table:table-cell office:value-type="string">
            <text:p>25 RUE ANTOINE HURAULT 88026 EPINAL CEDEX</text:p>
          </table:table-cell>
          <table:table-cell office:value-type="string">
            <text:p>BDFEFRPPCCT FR89 3000 1003 72A8 8000 0000 079</text:p>
          </table:table-cell>
          <table:table-cell/>
          <table:table-cell/>
          <table:table-cell/>
        </table:table-row>
        <table:table-row>
          <table:table-cell office:value-type="string">
            <text:p>DR/DFiP DE L'YONNE</text:p>
          </table:table-cell>
          <table:table-cell office:value-type="string">
            <text:p>089000</text:p>
          </table:table-cell>
          <table:table-cell office:value-type="string">
            <text:p>890C142102</text:p>
          </table:table-cell>
          <table:table-cell office:value-type="string">
            <text:p>9 RUE MARIE NOEL 89011 AUXERRE BP 109 CEDEX</text:p>
          </table:table-cell>
          <table:table-cell office:value-type="string">
            <text:p>BDFEFRPPCCT FR26 3000 1001 67A8 9000 0000 001</text:p>
          </table:table-cell>
          <table:table-cell/>
          <table:table-cell/>
          <table:table-cell/>
        </table:table-row>
        <table:table-row>
          <table:table-cell office:value-type="string">
            <text:p>DR/DFiP DU TERRITOIRE DE BELFORT</text:p>
          </table:table-cell>
          <table:table-cell office:value-type="string">
            <text:p>090000</text:p>
          </table:table-cell>
          <table:table-cell office:value-type="string">
            <text:p>900C142100</text:p>
          </table:table-cell>
          <table:table-cell office:value-type="string">
            <text:p>9 FBG DE MONTBELIARD BP 10489 90016 BELFORT CEDEX</text:p>
          </table:table-cell>
          <table:table-cell office:value-type="string">
            <text:p>BDFEFRPPCCT FR55 3000 1001 89A9 0000 0000 010</text:p>
          </table:table-cell>
          <table:table-cell/>
          <table:table-cell/>
          <table:table-cell/>
        </table:table-row>
        <table:table-row>
          <table:table-cell office:value-type="string">
            <text:p>DR/DFiP DE L'ESSONNE</text:p>
          </table:table-cell>
          <table:table-cell office:value-type="string">
            <text:p>091000</text:p>
          </table:table-cell>
          <table:table-cell office:value-type="string">
            <text:p>910C141102</text:p>
          </table:table-cell>
          <table:table-cell office:value-type="string">
            <text:p>27 RUE DES MAZIERES 91011 EVRY CEDEX</text:p>
          </table:table-cell>
          <table:table-cell office:value-type="string">
            <text:p>BDFEFRPPCCT FR54 3000 1003 12A9 1000 0000 056</text:p>
          </table:table-cell>
          <table:table-cell/>
          <table:table-cell/>
          <table:table-cell/>
        </table:table-row>
        <table:table-row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-type="string">
            <text:p>921C140102</text:p>
          </table:table-cell>
          <table:table-cell office:value-type="string">
            <text:p>167-177 AV JOLIOT CURIE 92013 NANTERRE CEDEX</text:p>
          </table:table-cell>
          <table:table-cell office:value-type="string">
            <text:p>BDFEFRPPCCT FR30 3000 1009 36A9 2000 0000 056</text:p>
          </table:table-cell>
          <table:table-cell/>
          <table:table-cell/>
          <table:table-cell/>
        </table:table-row>
        <table:table-row>
          <table:table-cell office:value-type="string">
            <text:p>DR/DFiP SEINE-SAINT-DENIS</text:p>
          </table:table-cell>
          <table:table-cell office:value-type="string">
            <text:p>093000</text:p>
          </table:table-cell>
          <table:table-cell office:value-type="string">
            <text:p>930C142103</text:p>
          </table:table-cell>
          <table:table-cell office:value-type="string">
            <text:p>7 RUE HECTOR BERLIOZ CS50020 93009 BOBIGNY CEDEX</text:p>
          </table:table-cell>
          <table:table-cell office:value-type="string">
            <text:p>BDFEFRPPCCT FR45 3000 1009 34A9 3000 0000 037</text:p>
          </table:table-cell>
          <table:table-cell/>
          <table:table-cell/>
          <table:table-cell/>
        </table:table-row>
        <table:table-row>
          <table:table-cell office:value-type="string">
            <text:p>DR/DFiP DU VAL DE MARNE</text:p>
          </table:table-cell>
          <table:table-cell office:value-type="string">
            <text:p>094000</text:p>
          </table:table-cell>
          <table:table-cell office:value-type="string">
            <text:p>940C141102</text:p>
          </table:table-cell>
          <table:table-cell office:value-type="string">
            <text:p>1 PLACE DU GENERAL BILLOTTE 94040 CRETEIL CEDEX</text:p>
          </table:table-cell>
          <table:table-cell office:value-type="string">
            <text:p>BDFEFRPPCCT FR05 3000 1009 07A9 4000 0000 005</text:p>
          </table:table-cell>
          <table:table-cell/>
          <table:table-cell/>
          <table:table-cell/>
        </table:table-row>
        <table:table-row>
          <table:table-cell office:value-type="string">
            <text:p>DR/DFiP DU VAL D'OISE SERVICE RNF</text:p>
          </table:table-cell>
          <table:table-cell office:value-type="string">
            <text:p>095000</text:p>
          </table:table-cell>
          <table:table-cell office:value-type="string">
            <text:p>950C141103</text:p>
          </table:table-cell>
          <table:table-cell office:value-type="string">
            <text:p>2 AVENUE B HIRSCH CS 20104 95010 CERGY PONTOISE CEDEX</text:p>
          </table:table-cell>
          <table:table-cell office:value-type="string">
            <text:p>BDFEFRPPCCT FR82 3000 1006 51A9 5000 0000 013</text:p>
          </table:table-cell>
          <table:table-cell/>
          <table:table-cell/>
          <table:table-cell/>
        </table:table-row>
        <table:table-row>
          <table:table-cell office:value-type="string">
            <text:p>DR/DFiP DE LA GUADELOUPE</text:p>
          </table:table-cell>
          <table:table-cell office:value-type="string">
            <text:p>101000</text:p>
          </table:table-cell>
          <table:table-cell office:value-type="string">
            <text:p>971C142101</text:p>
          </table:table-cell>
          <table:table-cell office:value-type="string">
            <text:p>269 ROUTE DE ST CLAUDE-BP 766 97100 BASSE TERRE</text:p>
          </table:table-cell>
          <table:table-cell office:value-type="string">
            <text:p>BDFEFRPPCCT FR20 3000 1000 641A 0000 0000 082</text:p>
          </table:table-cell>
          <table:table-cell/>
          <table:table-cell/>
          <table:table-cell/>
        </table:table-row>
        <table:table-row>
          <table:table-cell office:value-type="string">
            <text:p>DR/DFiP DE LA GUYANE</text:p>
          </table:table-cell>
          <table:table-cell office:value-type="string">
            <text:p>102000</text:p>
          </table:table-cell>
          <table:table-cell office:value-type="string">
            <text:p>973C111100</text:p>
          </table:table-cell>
          <table:table-cell office:value-type="string">
            <text:p>RUE FIEDMOND - BP 7016 97307 CAYENNE CEDEX</text:p>
          </table:table-cell>
          <table:table-cell office:value-type="string">
            <text:p>BDFEFRPPCCT FR92 3000 1000 642A 0000 0000 032</text:p>
          </table:table-cell>
          <table:table-cell/>
          <table:table-cell/>
          <table:table-cell/>
        </table:table-row>
        <table:table-row>
          <table:table-cell office:value-type="string">
            <text:p>DR/DFiP DE LA MARTINIQUE</text:p>
          </table:table-cell>
          <table:table-cell office:value-type="string">
            <text:p>103000</text:p>
          </table:table-cell>
          <table:table-cell office:value-type="string">
            <text:p>972C144100</text:p>
          </table:table-cell>
          <table:table-cell office:value-type="string">
            <text:p>JARDIN DESCLIEUX - BP 654 97263 FORT-DE-FRANCE</text:p>
          </table:table-cell>
          <table:table-cell office:value-type="string">
            <text:p>BDFEFRPPCCT FR67 3000 1000 643A 0000 0000 079</text:p>
          </table:table-cell>
          <table:table-cell/>
          <table:table-cell/>
          <table:table-cell/>
        </table:table-row>
        <table:table-row>
          <table:table-cell office:value-type="string">
            <text:p>DR/DFiP DE LA REUNION</text:p>
          </table:table-cell>
          <table:table-cell office:value-type="string">
            <text:p>104000</text:p>
          </table:table-cell>
          <table:table-cell office:value-type="string">
            <text:p>974C142105</text:p>
          </table:table-cell>
          <table:table-cell office:value-type="string">
            <text:p>7 AV ANDRE MALRAUX - CS 21015 97744 ST-DENIS CEDEX 9</text:p>
          </table:table-cell>
          <table:table-cell office:value-type="string">
            <text:p>BDFEFRPPCCT FR64 3000 1000 647A 0000 0000 073</text:p>
          </table:table-cell>
          <table:table-cell/>
          <table:table-cell/>
          <table:table-cell/>
        </table:table-row>
        <table:table-row>
          <table:table-cell office:value-type="string">
            <text:p>DR/DFiP DE MAYOTTE</text:p>
          </table:table-cell>
          <table:table-cell office:value-type="string">
            <text:p>106000</text:p>
          </table:table-cell>
          <table:table-cell office:value-type="string">
            <text:p>976C142100</text:p>
          </table:table-cell>
          <table:table-cell office:value-type="string">
            <text:p>AV DE LA PREFECTURE - BP 501 97600 MAMOUDZOU</text:p>
          </table:table-cell>
          <table:table-cell office:value-type="string">
            <text:p>BDFEFRPPCCT FR42 3000 1000 644A 0000 0000 029</text:p>
          </table:table-cell>
          <table:table-cell/>
          <table:table-cell/>
          <table:table-cell/>
        </table:table-row>
        <table:table-row>
          <table:table-cell office:value-type="string">
            <text:p>DR/DFiP DSFIP POUR L'ETRANGER</text:p>
          </table:table-cell>
          <table:table-cell office:value-type="string">
            <text:p>930000</text:p>
          </table:table-cell>
          <table:table-cell office:value-type="string">
            <text:p>TGE9C02003</text:p>
          </table:table-cell>
          <table:table-cell office:value-type="string">
            <text:p>30 RUE DE MALVILLE - BP 54007 44040 NANTES CEDEX 01</text:p>
          </table:table-cell>
          <table:table-cell office:value-type="string">
            <text:p>BDFEFRPPCCT FR88 3000 1005 89A4 4A00 0000 013</text:p>
          </table:table-cell>
          <table:table-cell/>
          <table:table-cell/>
          <table:table-cell/>
        </table:table-row>
        <table:table-row>
          <table:table-cell office:value-type="string">
            <text:p>DR/DFiP DIR CREANCES SPECIALES DU TRESOR</text:p>
          </table:table-cell>
          <table:table-cell office:value-type="string">
            <text:p>980000</text:p>
          </table:table-cell>
          <table:table-cell office:value-type="string">
            <text:p>A80D140102</text:p>
          </table:table-cell>
          <table:table-cell office:value-type="string">
            <text:p>22 BOULEVARD BLOSSAC CS 4064986106 CHATELLERAULT CEDEX</text:p>
          </table:table-cell>
          <table:table-cell office:value-type="string">
            <text:p>BDFEFRPPCCT FR75 3000 1006 39A8 6A00 0000 018</text:p>
          </table:table-cell>
          <table:table-cell/>
          <table:table-cell/>
          <table:table-cell/>
        </table:table-row>
        <table:table-row>
          <table:table-cell office:value-type="string">
            <text:p>DR/DFiP CSDOM</text:p>
          </table:table-cell>
          <table:table-cell office:value-type="string">
            <text:p>994000</text:p>
          </table:table-cell>
          <table:table-cell office:value-type="string">
            <text:p>A304A31165</text:p>
          </table:table-cell>
          <table:table-cell office:value-type="string">
            <text:p>3 AV DU CHEMIN DE PRESLES 94417 ST MAURICE CEDEX</text:p>
          </table:table-cell>
          <table:table-cell office:value-type="string">
            <text:p>BDFEFRPPCCT FR46 3000 1000 64R7 5500 0000 013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2-14T16:50:50.025197</meta:creation-date>
    <dc:date>2022-12-14T16:50:50.043488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